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Miriam Fixed" svg:font-family="'Miriam Fixed'" style:font-family-generic="modern" style:font-pitch="fixed"/>
    <style:font-face style:name="Gentium Basic" svg:font-family="'Gentium Basic'" style:font-pitch="variable"/>
    <style:font-face style:name="Levenim MT" svg:font-family="'Levenim MT'" style:font-pitch="variable"/>
    <style:font-face style:name="Andalus" svg:font-family="Andalus" style:font-family-generic="roman" style:font-pitch="variable"/>
    <style:font-face style:name="Angsana New" svg:font-family="'Angsana New'" style:font-family-generic="roman" style:font-pitch="variable"/>
    <style:font-face style:name="Batang" svg:font-family="Batang"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Palatino Linotype" svg:font-family="'Palatino Linotype'" style:font-family-generic="roman" style:font-pitch="variable"/>
    <style:font-face style:name="Palatino Linotype1"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raditional Arabic" svg:font-family="'Traditional Arabic'"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Corbel" svg:font-family="Corbel" style:font-family-generic="swiss" style:font-pitch="variable"/>
    <style:font-face style:name="David" svg:font-family="David" style:font-family-generic="swiss" style:font-pitch="variable"/>
    <style:font-face style:name="FrankRuehl" svg:font-family="FrankRuehl" style:font-family-generic="swiss" style:font-pitch="variable"/>
    <style:font-face style:name="Meiryo" svg:font-family="Meiryo" style:font-family-generic="swiss" style:font-pitch="variable"/>
    <style:font-face style:name="Vrinda" svg:font-family="Vrinda" style:font-family-generic="swiss" style:font-pitch="variable"/>
    <style:font-face style:name="cmbx12" svg:font-family="cmbx12" style:font-family-generic="swiss" style:font-pitch="variable"/>
    <style:font-face style:name="cmbx12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Text_20_body">
      <style:text-properties fo:language="en" fo:country="US"/>
    </style:style>
    <style:style style:name="P5" style:family="paragraph" style:parent-style-name="Title_5f_SE2">
      <style:paragraph-properties fo:line-height="100%"/>
    </style:style>
    <style:style style:name="P6" style:family="paragraph" style:parent-style-name="Title_5f_SE2">
      <style:paragraph-properties fo:margin-top="0cm" fo:margin-bottom="0cm" fo:line-height="100%"/>
    </style:style>
    <style:style style:name="P7" style:family="paragraph" style:parent-style-name="Title">
      <style:text-properties fo:language="en" fo:country="US"/>
    </style:style>
    <style:style style:name="P8" style:family="paragraph" style:parent-style-name="Text_20_body">
      <style:text-properties fo:language="en" fo:country="US"/>
    </style:style>
    <style:style style:name="P9" style:family="paragraph" style:parent-style-name="Text_20_body" style:list-style-name="L1">
      <style:text-properties fo:language="en" fo:country="US"/>
    </style:style>
    <style:style style:name="P10" style:family="paragraph" style:parent-style-name="Text_20_body" style:list-style-name="L6">
      <style:text-properties fo:language="en" fo:country="US"/>
    </style:style>
    <style:style style:name="P11" style:family="paragraph" style:parent-style-name="Text_20_body" style:list-style-name="L4"/>
    <style:style style:name="P12" style:family="paragraph" style:parent-style-name="Text_20_body" style:list-style-name="L4">
      <style:text-properties fo:font-weight="bold" style:font-weight-asian="bold" style:font-weight-complex="bold"/>
    </style:style>
    <style:style style:name="P13" style:family="paragraph" style:parent-style-name="Text_20_body" style:list-style-name="L9"/>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6"/>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master-page-name="Standard">
      <style:paragraph-properties style:page-number="auto"/>
    </style:style>
    <style:style style:name="P20" style:family="paragraph" style:parent-style-name="Contents_20_2">
      <style:paragraph-properties>
        <style:tab-stops>
          <style:tab-stop style:position="15.503cm" style:type="right" style:leader-style="dotted" style:leader-text="."/>
        </style:tab-stops>
      </style:paragraph-properties>
    </style:style>
    <style:style style:name="P21" style:family="paragraph" style:parent-style-name="Heading_20_1" style:master-page-name="Standard">
      <style:paragraph-properties style:page-number="1"/>
    </style:style>
    <style:style style:name="P22" style:family="paragraph" style:parent-style-name="Heading_20_1" style:master-page-name="Standard">
      <style:paragraph-properties style:page-number="auto"/>
    </style:style>
    <style:style style:name="P23" style:family="paragraph" style:parent-style-name="Heading_20_2">
      <style:text-properties fo:language="en" fo:country="US"/>
    </style:style>
    <style:style style:name="P24" style:family="paragraph" style:parent-style-name="Heading_20_2" style:master-page-name="Standard">
      <style:paragraph-properties style:page-number="auto"/>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master-page-name="Index">
      <style:paragraph-properties fo:text-align="center" style:justify-single-word="false" style:page-number="auto"/>
    </style:style>
    <style:style style:name="P27" style:family="paragraph" style:parent-style-name="Standard">
      <style:paragraph-properties fo:text-align="end" style:justify-single-word="false"/>
    </style:style>
    <style:style style:name="P28" style:family="paragraph" style:parent-style-name="Standard">
      <style:paragraph-properties fo:text-align="center" style:justify-single-word="false"/>
    </style:style>
    <style:style style:name="P29" style:family="paragraph" style:parent-style-name="Contents_20_1">
      <style:paragraph-properties>
        <style:tab-stops>
          <style:tab-stop style:position="16.002cm" style:type="right" style:leader-style="dotted" style:leader-text="."/>
        </style:tab-stops>
      </style:paragraph-properties>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18pt" fo:language="en" fo:country="US" fo:font-weight="normal" style:font-size-asian="18pt" style:font-weight-asian="normal" style:font-size-complex="18pt" style:font-weight-complex="normal"/>
    </style:style>
    <style:style style:name="T3" style:family="text">
      <style:text-properties style:font-name="Times New Roman" fo:font-size="20pt" fo:language="en" fo:country="US" fo:font-weight="normal" style:font-size-asian="20pt" style:font-weight-asian="normal" style:font-size-complex="20pt" style:font-weight-complex="normal"/>
    </style:style>
    <style:style style:name="T4" style:family="text">
      <style:text-properties fo:font-size="16pt" fo:language="en" fo:country="US" fo:font-weight="normal" style:font-size-asian="16pt" style:font-weight-asian="normal" style:font-size-complex="16pt" style:font-weight-complex="normal"/>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mbx12" fo:font-size="28pt" fo:language="en" fo:country="US" fo:font-weight="normal" style:font-size-asian="28pt" style:font-weight-asian="normal" style:font-size-complex="28pt" style:font-weight-complex="normal"/>
    </style:style>
    <style:style style:name="T9" style:family="text">
      <style:text-properties style:font-name="cmr12" fo:font-size="16pt" fo:language="en" fo:country="US" fo:font-weight="normal" style:font-size-asian="16pt" style:font-weight-asian="normal" style:font-size-complex="16pt" style:font-weight-complex="normal"/>
    </style:style>
    <style:style style:name="T10" style:family="text">
      <style:text-properties style:font-name="cmr12" fo:font-size="16pt" fo:font-weight="normal" style:font-size-asian="16pt" style:font-weight-asian="normal" style:font-size-complex="16pt" style:font-weight-complex="normal"/>
    </style:style>
    <style:style style:name="T11" style:family="text">
      <style:text-properties style:font-name="cmr12" fo:font-size="18pt" fo:language="en" fo:country="US" fo:font-weight="normal" style:font-size-asian="18pt" style:font-weight-asian="normal" style:font-size-complex="18pt" style:font-weight-complex="normal"/>
    </style:style>
    <style:style style:name="T12" style:family="text">
      <style:text-properties style:font-name="Palatino Linotype" fo:font-size="16pt" fo:language="en" fo:country="US" fo:font-weight="normal" style:font-size-asian="16pt" style:font-weight-asian="normal" style:font-size-complex="16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itle_5f_SE"><text:span text:style-name="T9">POLITECNICO DI MILANO</text:span></text:span></text:p>
      <text:p text:style-name="P7"><text:span text:style-name="Title_5f_SE"><text:span text:style-name="T10">SOFTWARE ENGINEERING 2</text:span></text:span></text:p>
      <text:p text:style-name="Title_5f_SE2"><text:span text:style-name="Title_5f_SE"><text:span text:style-name="T1"/></text:span></text:p>
      <text:p text:style-name="Title_5f_SE2"><text:span text:style-name="Title_5f_SE"><text:span text:style-name="T1"/></text:span></text:p>
      <text:p text:style-name="P5"><text:span text:style-name="Title_5f_SE"><text:span text:style-name="T8">Requirements Analysis </text:span></text:span></text:p>
      <text:p text:style-name="P6"><text:span text:style-name="Title_5f_SE"><text:span text:style-name="T8">and</text:span></text:span></text:p>
      <text:p text:style-name="Title_5f_SE2"><text:span text:style-name="Title_5f_SE"><text:span text:style-name="T8"><text:s/>Specification Document</text:span></text:span></text:p>
      <text:p text:style-name="Title"><text:span text:style-name="Title_5f_SE"><text:span text:style-name="T3"/></text:span></text:p>
      <text:p text:style-name="Title_5f_SE2"><text:span text:style-name="Title_5f_SE"><text:span text:style-name="T1"/></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12">Mirjam Škarica</text:span></text:span></text:p>
      <text:p text:style-name="P3"><text:span text:style-name="Title_5f_SE"><text:span text:style-name="T11"/></text:span></text:p>
      <text:p text:style-name="P28"><text:span text:style-name="Title_5f_SE"><text:span text:style-name="T11"/></text:span></text:p>
      <text:p text:style-name="P28"><text:span text:style-name="Title_5f_SE"><text:span text:style-name="T9">Milan, November 2014.</text:span></text:span></text:p>
      <text:p text:style-name="P26"><text:span text:style-name="Title_5f_SE"><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 Introduction<text:tab/>1</text:p>
          <text:p text:style-name="P20">1.1 Purpose<text:tab/>1</text:p>
          <text:p text:style-name="P20">1.2 Scope<text:tab/>1</text:p>
          <text:p text:style-name="P20">1.3 Glossary<text:tab/>2</text:p>
          <text:p text:style-name="P29">2. Overall description<text:tab/>3</text:p>
          <text:p text:style-name="P20">2.1 Product perspective<text:tab/>3</text:p>
          <text:p text:style-name="P20">2.2 Identifying stakeholders<text:tab/>3</text:p>
          <text:p text:style-name="P20">2.3 User Characteristics<text:tab/>3</text:p>
          <text:p text:style-name="P20">2.4 Actors identifying<text:tab/>4</text:p>
          <text:p text:style-name="P20">2.5 Goals<text:tab/>4</text:p>
          <text:p text:style-name="P20">2.6 Domain properties<text:tab/>4</text:p>
          <text:p text:style-name="P20">2.7 Assumptions<text:tab/>6</text:p>
        </text:index-body>
      </text:table-of-content>
      <text:p text:style-name="P2"><text:span text:style-name="Title_5f_SE"><text:span text:style-name="T2"/></text:span></text:p>
      <text:h text:style-name="P21" text:outline-level="1"><text:span text:style-name="T1">1</text:span>. Introduction</text:h>
      <text:h text:style-name="P23" text:outline-level="2">1.1 Purpose</text:h>
      <text:p text:style-name="Text_20_body"><text:span text:style-name="T5">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span></text:p>
      <text:h text:style-name="Heading_20_2" text:outline-level="2"><text:span text:style-name="T5">1.2 Scope</text:span></text:h>
      <text:p text:style-name="P4">The aim of this project is to develop and implement MeteoCal, a weather based online calendar for helping people schedule their personal events and avoiding bad weather conditions in case of outdoor activities.</text:p>
      <text:p text:style-name="P4">The developed system should allow the registration of new users. Users, once logged in, should be able to:</text:p>
      <text:list xml:id="list6352989507958351541" text:style-name="L1">
        <text:list-item>
          <text:p text:style-name="P9">create, delete and update events</text:p>
        </text:list-item>
        <text:list-item>
          <text:p text:style-name="P9">accept or decline event invitations from other users</text:p>
        </text:list-item>
        <text:list-item>
          <text:p text:style-name="P9">receive and read notifications about the events they are participating in</text:p>
        </text:list-item>
      </text:list>
      <text:p text:style-name="P4">Each event should contain information about the location, the time and whether it is an outdoor or an indoor event. Only the user who created the event (the organizer) will be able to update and delete the said event. He is also the only one who can invite other users to the event upon event's creation. Invited users can only either accept or decline the invitation.</text:p>
      <text:p text:style-name="Text_20_body"><text:span text:style-name="T5">Whenever an event is saved, the system should automatically enrich the event with</text:span></text:p>
      <text:p text:style-name="P19"><text:span text:style-name="T5"><text:s/>weather forecast information, if available. Also, in case of bad weather conditions for outdoor events, the system should notify all participants one day before the event. Notifications will be received by the users when they log into the system.</text:span></text:p>
      <text:h text:style-name="Heading_20_2" text:outline-level="2">1.3 Glossary</text:h>
      <text:p text:style-name="Text_20_body">The following are the definitions of some commonly used phrases throughout the document:</text:p>
      <text:list xml:id="list4256249203683949783" text:style-name="L4">
        <text:list-item>
          <text:p text:style-name="P11"><text:span text:style-name="T7">Calendar: </text:span>a graphical representation of a chart showing the days, weeks, and months of a particular year and possibly also events taking place on those days</text:p>
        </text:list-item>
        <text:list-item>
          <text:p text:style-name="P11"><text:span text:style-name="T7">Event:</text:span><text:span text:style-name="T6"> a planned social occasion organized by a user. It is classified either as an outdoor or an indoor activity and has a specified location, start time and duration</text:span></text:p>
        </text:list-item>
        <text:list-item>
          <text:p text:style-name="P12">Guest:<text:span text:style-name="T6"> a person accessing a system that has either never registered of hasn't logged in yet. Guest has only two available options, to log in or to register for the first time.</text:span></text:p>
        </text:list-item>
        <text:list-item>
          <text:p text:style-name="P12">Invitation:<text:span text:style-name="T6"> organizer's event participation request sent out to other users. A user who receives an invitation can either accept or reject it.</text:span></text:p>
        </text:list-item>
        <text:list-item>
          <text:p text:style-name="P11"><text:span text:style-name="T7">Organizer:</text:span><text:span text:style-name="T6"> (of an event) a user who created that particular event</text:span></text:p>
        </text:list-item>
        <text:list-item>
          <text:p text:style-name="P11"><text:span text:style-name="T7">Participant:</text:span><text:span text:style-name="T6"> (of a specific event) a user who accepted organizer's invitation to that particular event</text:span></text:p>
        </text:list-item>
        <text:list-item>
          <text:p text:style-name="P12">User: <text:span text:style-name="T6">a person already registered and logged into the system.</text:span></text:p>
        </text:list-item>
        <text:list-item>
          <text:p text:style-name="P11"><text:span text:style-name="T7">Weather:</text:span><text:span text:style-name="T6"> the state of the atmosphere at a given time and place. In this document it will be used in conjunction with phrases 'good' and 'bad' to describe suitable and not suitable weather, respectively, for the event in question</text:span></text:p>
        </text:list-item>
      </text:list>
      <text:h text:style-name="P22" text:outline-level="1">2. Overall description</text:h>
      <text:h text:style-name="Heading_20_2" text:outline-level="2">2.1 Product perspective</text:h>
      <text:p text:style-name="Text_20_body">MeteoCal is a web application that provides users a service described in section <text:a xlink:type="simple" xlink:href="#1.2.1.2 Scope|outline" text:style-name="Internet_20_link" text:visited-style-name="Visited_20_Internet_20_Link">1.2</text:a>. The software will be developed using a server-client model. The server side is used to interact with permanent storage and also to serve pages to the client and process user input. The client side allows access to the to the MeteoCal system via a browser.</text:p>
      <text:p text:style-name="Text_20_body">..</text:p>
      <text:h text:style-name="Heading_20_2" text:outline-level="2">2.2 Identifying stakeholders</text:h>
      <text:p text:style-name="Text_20_body">There are tree distinct interest groups of people regarding this project:</text:p>
      <text:list xml:id="list6720179144569177352" text:style-name="L14">
        <text:list-item>
          <text:p text:style-name="P17"><text:span text:style-name="T6">The </text:span><text:span text:style-name="T7">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17">The <text:span text:style-name="T7">users</text:span> who will use the application and rely on it for scheduling and managing the events they are participating in</text:p>
        </text:list-item>
        <text:list-item>
          <text:p text:style-name="P17">The <text:span text:style-name="T7">developer </text:span>group, in this case one person, responsible for the actual design and development of the software</text:p>
        </text:list-item>
      </text:list>
      <text:h text:style-name="Heading_20_2" text:outline-level="2">2.3 User Characteristics</text:h>
      <text:p text:style-name="Text_20_body">MeteoCal is expected to have users across a wide range of demographics, meaning</text:p>
      <text:p text:style-name="P19">users of any age, gender and educational background. Still, because of the ubiquitous nature of internet and social media, it is assumed that people using our software do have the basic web browsing skills. </text:p>
      <text:h text:style-name="Heading_20_2" text:outline-level="2">2.4 Actors identifying</text:h>
      <text:p text:style-name="Text_20_body">Two possible actors interacting with our system are the following:</text:p>
      <text:list xml:id="list2996642550863090091" text:style-name="L15">
        <text:list-item>
          <text:p text:style-name="P18"><text:span text:style-name="T7">Guest:</text:span> <text:span text:style-name="T6"><text:s/>person accessing a system that has either never registered of hasn't logged in yet. Guest can only access the initial page from where he has only two available options, to log in or to sign up for the first time.</text:span></text:p>
        </text:list-item>
        <text:list-item>
          <text:p text:style-name="P18"><text:span text:style-name="T7">User: </text:span><text:span text:style-name="T6">a person already registered and logged into the system. User can use all of the features offered by the application</text:span></text:p>
        </text:list-item>
      </text:list>
      <text:h text:style-name="Heading_20_2" text:outline-level="2">2.5 Goals</text:h>
      <text:p text:style-name="P4">Having possible users in mind, MeteoCal should have these features:</text:p>
      <text:list xml:id="list4784010028647816725" text:style-name="L6">
        <text:list-item>
          <text:p text:style-name="P10">registering new users</text:p>
        </text:list-item>
        <text:list-item>
          <text:p text:style-name="P10">managing weather information for all events</text:p>
        </text:list-item>
        <text:list-item>
          <text:p text:style-name="P10">sending weather based notifications regarding an event to all of it's participants</text:p>
        </text:list-item>
        <text:list-item>
          <text:p text:style-name="P10">for each user it should provide a calendar</text:p>
        </text:list-item>
        <text:list-item>
          <text:p text:style-name="P10">for each user it should provide following actions:</text:p>
          <text:list>
            <text:list-item>
              <text:p text:style-name="P10">creating new events</text:p>
            </text:list-item>
            <text:list-item>
              <text:p text:style-name="P10">modifying and deleting events which they created themselves</text:p>
            </text:list-item>
            <text:list-item>
              <text:p text:style-name="P10">inviting other users to events which they created themselves</text:p>
            </text:list-item>
            <text:list-item>
              <text:p text:style-name="P16"><text:span text:style-name="T5">accepting or declining event invitations</text:span></text:p>
            </text:list-item>
          </text:list>
        </text:list-item>
      </text:list>
      <text:h text:style-name="P24" text:outline-level="2">2.6 Domain properties</text:h>
      <text:p text:style-name="Text_20_body">We suppose that these conditions hold in the analyzed world:</text:p>
      <text:list xml:id="list8064074348453090513" text:style-name="L9">
        <text:list-item>
          <text:p text:style-name="P13">each event is held in one specific location and at one specific time</text:p>
        </text:list-item>
        <text:list-item>
          <text:p text:style-name="P13">each event is either outdoor or indoor</text:p>
        </text:list-item>
        <text:list-item>
          <text:p text:style-name="P13">a user creating the event knows and provides correct information needed about the event (time, place, indoor/outdoor)</text:p>
        </text:list-item>
        <text:list-item>
          <text:p text:style-name="P13">a user knows the usernames of other users he wishes to invite</text:p>
        </text:list-item>
        <text:list-item>
          <text:p text:style-name="P13">a user creating the event is considered a participant</text:p>
        </text:list-item>
        <text:list-item>
          <text:p text:style-name="P13">a user will want to create only future eventsa person can be only in one place at a specific point in time</text:p>
        </text:list-item>
        <text:list-item>
          <text:p text:style-name="P13">a user can receive a lot of invitations for events happening at the same time, but can only accept one </text:p>
        </text:list-item>
        <text:list-item>
          <text:p text:style-name="P13">weather forecasts are reliable</text:p>
        </text:list-item>
      </text:list>
      <text:h text:style-name="Heading_20_2" text:outline-level="2">2.7 Assumptions</text:h>
      <text:p text:style-name="Text_20_body">Considering that there were some ambiguities in the specification document, the following facts are assumed:</text:p>
      <text:list xml:id="list1676182828951269218" text:style-name="L12">
        <text:list-item>
          <text:p text:style-name="P15">weather forecast is checked 2 times. First, upon event creation in order to enrich the created event, and second time is one day before the event. </text:p>
        </text:list-item>
      </text:list>
      <text:list xml:id="list3092023270903574886" text:style-name="L11">
        <text:list-item>
          <text:p text:style-name="P14">bad weather means any weather that is unpleasantly cold, damp or windy </text:p>
        </text:list-item>
        <text:list-item>
          <text:p text:style-name="P14">users can accept, reject or leave invitation pen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Miriam Fixed" svg:font-family="'Miriam Fixed'" style:font-family-generic="modern" style:font-pitch="fixed"/>
    <style:font-face style:name="Gentium Basic" svg:font-family="'Gentium Basic'" style:font-pitch="variable"/>
    <style:font-face style:name="Levenim MT" svg:font-family="'Levenim MT'" style:font-pitch="variable"/>
    <style:font-face style:name="Andalus" svg:font-family="Andalus" style:font-family-generic="roman" style:font-pitch="variable"/>
    <style:font-face style:name="Angsana New" svg:font-family="'Angsana New'" style:font-family-generic="roman" style:font-pitch="variable"/>
    <style:font-face style:name="Batang" svg:font-family="Batang"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Palatino Linotype" svg:font-family="'Palatino Linotype'" style:font-family-generic="roman" style:font-pitch="variable"/>
    <style:font-face style:name="Palatino Linotype1"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raditional Arabic" svg:font-family="'Traditional Arabic'"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Corbel" svg:font-family="Corbel" style:font-family-generic="swiss" style:font-pitch="variable"/>
    <style:font-face style:name="David" svg:font-family="David" style:font-family-generic="swiss" style:font-pitch="variable"/>
    <style:font-face style:name="FrankRuehl" svg:font-family="FrankRuehl" style:font-family-generic="swiss" style:font-pitch="variable"/>
    <style:font-face style:name="Meiryo" svg:font-family="Meiryo" style:font-family-generic="swiss" style:font-pitch="variable"/>
    <style:font-face style:name="Vrinda" svg:font-family="Vrinda" style:font-family-generic="swiss" style:font-pitch="variable"/>
    <style:font-face style:name="cmbx12" svg:font-family="cmbx12" style:font-family-generic="swiss" style:font-pitch="variable"/>
    <style:font-face style:name="cmbx12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1"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2" fo:font-size="20pt" fo:font-weight="normal"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1" fo:font-size="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1"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3">
      <style:footer>
        <text:p text:style-name="MP1"><text:page-number text:select-page="current">ii</text:page-number></text:p>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1T03:02:46.80</dc:date>
    <dc:creator>alojzije </dc:creator>
    <meta:editing-duration>PT12H38M23S</meta:editing-duration>
    <meta:editing-cycles>51</meta:editing-cycles>
    <meta:generator>OpenOffice/4.1.1$Win32 OpenOffice.org_project/411m6$Build-9775</meta:generator>
    <meta:document-statistic meta:table-count="0" meta:image-count="0" meta:object-count="0" meta:page-count="7" meta:paragraph-count="86" meta:word-count="1090" meta:character-count="6430"/>
  </office:meta>
</office:document-meta>
</file>